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192.88mm"/>
    </style:style>
    <style:style style:name="co3" style:family="table-column">
      <style:table-column-properties fo:break-before="auto" style:column-width="75.14mm"/>
    </style:style>
    <style:style style:name="ro1" style:family="table-row">
      <style:table-row-properties style:row-height="6.7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2017-2018">
      <style:table-properties table:display="true" style:writing-mode="lr-tb"/>
    </style:style>
    <style:style style:name="ce1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-2018" table:style-name="ta1" table:print-ranges="'2017-2018'.A1:'2017-2018'.C49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1022" table:default-cell-style-name="ce3"/>
        <table:table-row table:style-name="ro1">
          <table:table-cell table:style-name="ce1"/>
          <table:table-cell table:style-name="ce1" office:value-type="string" calcext:value-type="string">
            <text:p>Sistemas Distribuídos 2018/19 - Meta 1</text:p>
          </table:table-cell>
          <table:table-cell table:style-name="ce1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Nome:</text:p>
          </table:table-cell>
          <table:table-cell table:style-name="ce2" office:value-type="string" calcext:value-type="string">
            <text:p>Aluno de SD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Número de Aluno:</text:p>
          </table:table-cell>
          <table:table-cell table:style-name="ce2" office:value-type="float" office:value="2017987654" calcext:value-type="float">
            <text:p>2017987654</text:p>
          </table:table-cell>
          <table:table-cell table:style-name="ce2" table:number-columns-repeated="1021"/>
        </table:table-row>
        <table:table-row table:style-name="ro2">
          <table:table-cell table:style-name="ce2" table:formula="of:=[.A5]+[.A20]+[.A27]+[.A33]" office:value-type="float" office:value="100" calcext:value-type="float">
            <text:p>100</text:p>
          </table:table-cell>
          <table:table-cell table:style-name="ce4" office:value-type="string" calcext:value-type="string">
            <text:p>Nota Final:</text:p>
          </table:table-cell>
          <table:table-cell table:style-name="ce2" table:formula="of:=[.C5]+[.C20]+[.C27]+[.C33]+[.C39]+[.C44]" office:value-type="float" office:value="100" calcext:value-type="float">
            <text:p>100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6:.A19])" office:value-type="float" office:value="46" calcext:value-type="float">
            <text:p>46</text:p>
          </table:table-cell>
          <table:table-cell table:style-name="ce5" office:value-type="string" calcext:value-type="string">
            <text:p>Requisitos Funcionais</text:p>
          </table:table-cell>
          <table:table-cell table:style-name="ce1" table:formula="of:=SUM([.C6:.C19])" office:value-type="float" office:value="46" calcext:value-type="float">
            <text:p>46</text:p>
          </table:table-cell>
          <table:table-cell table:style-name="ce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Registar novo utilizador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ogin protegido com password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ntroduzir artistas, álbuns e músicas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Pesquisar álbuns por artista e por título de álbum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sultar detalhes de álbum (incluindo músicas e crítica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ditar detalhes de álbum (incluindo música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screver crítica sobre um álbum (com pontuação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sultar detalhes de artista (e.g., discografia, biografia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ar privilégios de editor a um utilizador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otificação imediata de privilégios de editor (online user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otificação imediata de re-edição de descrição de álbum (online user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ntrega posterior de notificações (offline users)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Upload de ficheiro para associar a uma música existente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artilhar um ficheiro musical e permitir o respetivo download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21:.A26])" office:value-type="float" office:value="24" calcext:value-type="float">
            <text:p>24</text:p>
          </table:table-cell>
          <table:table-cell table:style-name="ce5" office:value-type="string" calcext:value-type="string">
            <text:p>Tratamento de Exceções</text:p>
          </table:table-cell>
          <table:table-cell table:style-name="ce1" table:formula="of:=SUM([.C21:.C26])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varia de um servidor RMI não tem qualquer efeito nos clientes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ão se perde/duplica músicas se os servidores RMI falharem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serviço funciona desde que haja um servidor multicast disponíve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varias temporárias (&lt;30s) dos N servidores são invisíveis para clientes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são sempre processados por N&gt;=1 servidores multicast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edidos de leitura são respondidos apenas por um servidor multicast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28:.A32])" office:value-type="float" office:value="20" calcext:value-type="float">
            <text:p>20</text:p>
          </table:table-cell>
          <table:table-cell table:style-name="ce5" office:value-type="string" calcext:value-type="string">
            <text:p>Failover</text:p>
          </table:table-cell>
          <table:table-cell table:style-name="ce1" table:formula="of:=SUM([.C28:.C32])" office:value-type="float" office:value="20" calcext:value-type="float">
            <text:p>20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rvidor RMI primário testa periodicamente o secundári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m caso de avaria longa os clientes RMI ligam ao secundári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ervidor RMI secundário substitui o primário em caso de avaria long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failover é invisível para utilizadores (não perdem a sessão)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 servidor original, quando recupera, torna-se secundári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table:style-name="ce1" table:formula="of:=SUM([.A34:.A38])" office:value-type="float" office:value="10" calcext:value-type="float">
            <text:p>10</text:p>
          </table:table-cell>
          <table:table-cell table:style-name="ce5" office:value-type="string" calcext:value-type="string">
            <text:p>Relatório</text:p>
          </table:table-cell>
          <table:table-cell table:style-name="ce1" table:formula="of:=SUM([.C34:.C38])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rquitetura de software detalhadamente descrita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talhes do funcionamento do servidor UDP (protocolo multicast, etc.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etalhes do funcionamento do servidor RMI (interface, javadocs, etc.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stribuição de tarefas pelos elementos do grupo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stes de software (tabela com descrição + pass/fail de cada teste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table:style-name="ce1"/>
          <table:table-cell table:style-name="ce5" office:value-type="string" calcext:value-type="string">
            <text:p>Extra (até 5 pontos)</text:p>
          </table:table-cell>
          <table:table-cell table:style-name="ce1" table:formula="of:=SUM([.C40:.C43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Servidores multicast replicados mantêm os dados sincronizados (5p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Balanceamento da carga dos servidores (3p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STONITH nos servidores RMI (3p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9" office:value-type="string" calcext:value-type="string">
            <text:p>Outros (a propor pelos alunos)</text:p>
          </table:table-cell>
          <table:table-cell table:style-name="Default"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Pontos Obrigatórios</text:p>
          </table:table-cell>
          <table:table-cell table:style-name="ce1" table:formula="of:=SUM([.C45:.C49])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Default"/>
          <table:table-cell office:value-type="string" calcext:value-type="string">
            <text:p>Pontualidade (-10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O projeto corre distribuído por várias máquinas (-5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Configuração não requer recompilação (-5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A aplicação não apresenta erros/exceções/avarias (-5)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Código legível e bem comentado (-5)</text:p>
          </table:table-cell>
          <table:table-cell table:style-name="Default"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No dia da defesa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Os estudantes chegam 15 minutos antes para prepararem tu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zem duas máquinas (e.g., dois portátei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1 corre 1 servidor multicast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átil #2 corre 1 servidor multicast, 2 servidores RMI e 1 cliente RM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á dados de teste (3 utilizadores, 3 álbuns e várias músicas)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2017-2018'.$A$1" table:cell-range-address="$'2017-2018'.$A$1:.$C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2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7-2018" style:display-name="PageStyle_2017-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cides Fonseca</meta:initial-creator>
    <meta:print-date>2016-09-26T11:13:55</meta:print-date>
    <meta:creation-date>2012-10-17T10:28:10</meta:creation-date>
    <dc:date>2018-10-21T11:30:23.841195925</dc:date>
    <meta:generator>LibreOffice/5.1.6.2$Linux_X86_64 LibreOffice_project/10m0$Build-2</meta:generator>
    <meta:editing-duration>PT3M11S</meta:editing-duration>
    <meta:editing-cycles>1</meta:editing-cycles>
    <meta:document-statistic meta:table-count="1" meta:cell-count="1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